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P1" style:family="paragraph" style:parent-style-name="Preformatted_20_Text">
      <style:text-properties fo:font-size="24pt" style:font-size-asian="24pt" style:font-size-complex="24pt"/>
    </style:style>
    <style:style style:name="P2" style:family="paragraph" style:parent-style-name="Preformatted_20_Text">
      <style:text-properties officeooo:rsid="00114f96" officeooo:paragraph-rsid="00114f96"/>
    </style:style>
    <style:style style:name="T1" style:family="text">
      <style:text-properties officeooo:rsid="00114f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ラズベリーパイ<text:span text:style-name="T1">(CUIサーバー) LAMP</text:span></text:p>
      <text:p text:style-name="P2">2019.6.10</text:p>
      <text:p text:style-name="Preformatted_20_Text"/>
      <text:p text:style-name="Preformatted_20_Text">1.Apache2のインストール</text:p>
      <text:p text:style-name="Preformatted_20_Text"/>
      <text:p text:style-name="Preformatted_20_Text"><text:tab/>1.$ sudo apt -y install apache2</text:p>
      <text:p text:style-name="Preformatted_20_Text"/>
      <text:p text:style-name="Preformatted_20_Text"><text:tab/>2.apache2の設定</text:p>
      <text:p text:style-name="Preformatted_20_Text"/>
      <text:p text:style-name="Preformatted_20_Text"><text:tab/><text:tab/>1.$ sudo nano /etc/apache2/conf-enabled/security.conf</text:p>
      <text:p text:style-name="Preformatted_20_Text"/>
      <text:p text:style-name="Preformatted_20_Text"><text:tab/><text:tab/><text:tab/>ファイルの25行目</text:p>
      <text:p text:style-name="Preformatted_20_Text"/>
      <text:p text:style-name="Preformatted_20_Text"><text:tab/><text:tab/><text:tab/><text:tab/>ServerTokens Prod</text:p>
      <text:p text:style-name="Preformatted_20_Text"/>
      <text:p text:style-name="Preformatted_20_Text"><text:tab/><text:tab/><text:tab/><text:tab/>(ResponHeader に含まれるサーバの情報を最小限にする)</text:p>
      <text:p text:style-name="Preformatted_20_Text"/>
      <text:p text:style-name="Preformatted_20_Text"><text:tab/><text:tab/><text:tab/>に書き換え</text:p>
      <text:p text:style-name="Preformatted_20_Text"/>
      <text:p text:style-name="Preformatted_20_Text"><text:tab/><text:tab/>2.$ sudo nano /etc/apache2/mods-enabled/dir.conf</text:p>
      <text:p text:style-name="Preformatted_20_Text"/>
      <text:p text:style-name="Preformatted_20_Text"><text:tab/><text:tab/><text:tab/>ファイルの2行目</text:p>
      <text:p text:style-name="Preformatted_20_Text"/>
      <text:p text:style-name="Preformatted_20_Text"><text:tab/><text:tab/><text:tab/><text:tab/>DirectoryIndex index.html index.htm</text:p>
      <text:p text:style-name="Preformatted_20_Text"/>
      <text:p text:style-name="Preformatted_20_Text"><text:tab/><text:tab/><text:tab/><text:tab/>(ファイル名を省略し、ディレクトリ名だけで表示できるファイル名を指定)</text:p>
      <text:p text:style-name="Preformatted_20_Text"/>
      <text:p text:style-name="Preformatted_20_Text"><text:tab/><text:tab/><text:tab/>に書き換え</text:p>
      <text:p text:style-name="Preformatted_20_Text"/>
      <text:p text:style-name="Preformatted_20_Text"><text:tab/><text:tab/>3.ブラウザからサーバーのIPアドレスにアクセスして、</text:p>
      <text:p text:style-name="Preformatted_20_Text"><text:tab/><text:tab/>　表示されるか確認</text:p>
      <text:p text:style-name="Preformatted_20_Text"/>
      <text:p text:style-name="Preformatted_20_Text"/>
      <text:p text:style-name="Preformatted_20_Text">2.PHPのインストール</text:p>
      <text:p text:style-name="Preformatted_20_Text"/>
      <text:p text:style-name="Preformatted_20_Text"><text:tab/><text:tab/>1.$ sudo apt -y install php php-cgi libapache2-mod-php php-common php-pear php-mbstring</text:p>
      <text:p text:style-name="Preformatted_20_Text"/>
      <text:p text:style-name="Preformatted_20_Text"><text:tab/><text:tab/>2.Apache2の設定</text:p>
      <text:p text:style-name="Preformatted_20_Text"/>
      <text:p text:style-name="Preformatted_20_Text"><text:tab/><text:tab/><text:tab/>1.$ sudo a2enconf php7.3-cgi<text:tab/><text:tab/>※ 7.3はインストールしたPHPのバージョンとして置き換えて読む</text:p>
      <text:p text:style-name="Preformatted_20_Text"/>
      <text:p text:style-name="Preformatted_20_Text"/>
      <text:p text:style-name="Preformatted_20_Text"><text:tab/><text:tab/><text:tab/>2.$ sudo nano /etc/php/7.3/apache2/php.ini</text:p>
      <text:p text:style-name="Preformatted_20_Text"/>
      <text:p text:style-name="Preformatted_20_Text"><text:tab/><text:tab/><text:tab/><text:tab/>ファイルの960行目をコメント外して、</text:p>
      <text:p text:style-name="Preformatted_20_Text"/>
      <text:p text:style-name="Preformatted_20_Text"><text:tab/><text:tab/><text:tab/><text:tab/><text:tab/>date.timezone = "Asis/Tokyo"</text:p>
      <text:p text:style-name="Preformatted_20_Text"/>
      <text:p text:style-name="Preformatted_20_Text"><text:tab/><text:tab/><text:tab/><text:tab/>書き換え</text:p>
      <text:p text:style-name="Preformatted_20_Text"><text:soft-page-break/></text:p>
      <text:p text:style-name="Preformatted_20_Text"><text:tab/><text:tab/><text:tab/>3.$ sudo systemctl restart apache2</text:p>
      <text:p text:style-name="Preformatted_20_Text"/>
      <text:p text:style-name="Preformatted_20_Text"><text:tab/><text:tab/>3.PHPのテストページを作って確認</text:p>
      <text:p text:style-name="Preformatted_20_Text"/>
      <text:p text:style-name="Preformatted_20_Text"><text:tab/><text:tab/><text:tab/>1.$ sudo nano /var/www/html/index.php</text:p>
      <text:p text:style-name="Preformatted_20_Text"/>
      <text:p text:style-name="Preformatted_20_Text"><text:tab/><text:tab/><text:tab/><text:tab/>・index.php</text:p>
      <text:p text:style-name="Preformatted_20_Text"/>
      <text:p text:style-name="Preformatted_20_Text"><text:tab/><text:tab/><text:tab/><text:tab/><text:tab/>&lt;html&gt;</text:p>
      <text:p text:style-name="Preformatted_20_Text"><text:tab/><text:tab/><text:tab/><text:tab/><text:tab/>&lt;body&gt;</text:p>
      <text:p text:style-name="Preformatted_20_Text"><text:tab/><text:tab/><text:tab/><text:tab/><text:tab/>&lt;?php</text:p>
      <text:p text:style-name="Preformatted_20_Text"><text:tab/><text:tab/><text:tab/><text:tab/><text:tab/><text:tab/>print 'Hello PHP';</text:p>
      <text:p text:style-name="Preformatted_20_Text"><text:tab/><text:tab/><text:tab/><text:tab/><text:tab/>?&gt;</text:p>
      <text:p text:style-name="Preformatted_20_Text"><text:tab/><text:tab/><text:tab/><text:tab/><text:tab/>&lt;/body&gt;</text:p>
      <text:p text:style-name="Preformatted_20_Text"><text:tab/><text:tab/><text:tab/><text:tab/><text:tab/>&lt;/html&gt;</text:p>
      <text:p text:style-name="Preformatted_20_Text"/>
      <text:p text:style-name="Preformatted_20_Text"><text:tab/><text:tab/><text:tab/>2.ブラウザからサーバーのIPアドレス/index.phpにアクセスして、</text:p>
      <text:p text:style-name="Preformatted_20_Text"><text:s text:c="16"/>　<text:tab/>　表示されるか確認</text:p>
      <text:p text:style-name="Preformatted_20_Text"/>
      <text:p text:style-name="Preformatted_20_Text"/>
      <text:p text:style-name="Preformatted_20_Text">3.Pythonのインストール</text:p>
      <text:p text:style-name="Preformatted_20_Text"/>
      <text:p text:style-name="Preformatted_20_Text"><text:tab/>1.$ sudo apt -y install python3</text:p>
      <text:p text:style-name="Preformatted_20_Text"/>
      <text:p text:style-name="Preformatted_20_Text"><text:tab/>2.$apache2の設定</text:p>
      <text:p text:style-name="Preformatted_20_Text"/>
      <text:p text:style-name="Preformatted_20_Text"><text:tab/><text:tab/>1.$ sudo a2enmod cgi<text:tab/><text:tab/><text:tab/>※ 無効化するには、a2dismod</text:p>
      <text:p text:style-name="Preformatted_20_Text"/>
      <text:p text:style-name="Preformatted_20_Text"><text:tab/><text:tab/>2.$ sudo systemctl restart apache2</text:p>
      <text:p text:style-name="Preformatted_20_Text"/>
      <text:p text:style-name="Preformatted_20_Text"><text:tab/><text:tab/>3.$ sudo nano /etc/apache2/apache2.conf</text:p>
      <text:p text:style-name="Preformatted_20_Text"/>
      <text:p text:style-name="Preformatted_20_Text"><text:tab/><text:tab/><text:tab/>ファイルの171行目を</text:p>
      <text:p text:style-name="Preformatted_20_Text"/>
      <text:p text:style-name="Preformatted_20_Text"><text:tab/><text:tab/><text:tab/>&lt;Directory /var/www/&gt;</text:p>
      <text:p text:style-name="Preformatted_20_Text"><text:tab/><text:tab/><text:tab/><text:tab/>Require all granted</text:p>
      <text:p text:style-name="Preformatted_20_Text"><text:tab/><text:tab/><text:tab/><text:tab/>Options ExecCGI</text:p>
      <text:p text:style-name="Preformatted_20_Text"><text:tab/><text:tab/><text:tab/><text:tab/>AllowOverride All</text:p>
      <text:p text:style-name="Preformatted_20_Text"><text:tab/><text:tab/><text:tab/><text:tab/>AddHandler cgi-script .cgi .py</text:p>
      <text:p text:style-name="Preformatted_20_Text"><text:tab/><text:tab/><text:tab/>&lt;/Directory&gt;</text:p>
      <text:p text:style-name="Preformatted_20_Text"/>
      <text:p text:style-name="Preformatted_20_Text"><text:tab/><text:tab/>4.$ sudo systemctl restart apache2</text:p>
      <text:p text:style-name="Preformatted_20_Text"/>
      <text:p text:style-name="Preformatted_20_Text"><text:tab/><text:tab/>5.CGIテストページを作って動作確認</text:p>
      <text:p text:style-name="Preformatted_20_Text"/>
      <text:p text:style-name="Preformatted_20_Text"><text:tab/><text:tab/><text:tab/>1.$ sudo nano /var/www/html/index.py</text:p>
      <text:p text:style-name="Preformatted_20_Text"/>
      <text:p text:style-name="Preformatted_20_Text"><text:tab/><text:tab/><text:tab/> <text:s text:c="3"/>index.py</text:p>
      <text:p text:style-name="Preformatted_20_Text"><text:tab/><text:tab/><text:tab/><text:tab/></text:p>
      <text:p text:style-name="Preformatted_20_Text"><text:tab/><text:tab/><text:tab/><text:tab/>#!/usr/bin/env python3</text:p>
      <text:p text:style-name="Preformatted_20_Text"/>
      <text:p text:style-name="Preformatted_20_Text"><text:tab/><text:tab/><text:tab/><text:tab/>print ("Content-type: text/html\n\n")</text:p>
      <text:p text:style-name="Preformatted_20_Text"><text:tab/><text:tab/><text:tab/><text:tab/>print ("&lt;html&gt;\n&lt;body&gt;\n")</text:p>
      <text:p text:style-name="Preformatted_20_Text"><text:tab/><text:tab/><text:tab/><text:tab/>print ("&lt;p&gt;Hello Python&lt;/p&gt;")</text:p>
      <text:p text:style-name="Preformatted_20_Text"><text:soft-page-break/><text:tab/><text:tab/><text:tab/><text:tab/>print ("&lt;/body&gt;\n&lt;/html&gt;")</text:p>
      <text:p text:style-name="Preformatted_20_Text"/>
      <text:p text:style-name="Preformatted_20_Text"><text:tab/><text:tab/><text:tab/>2.$ sudo chmod 705 /var/www/html/index.py</text:p>
      <text:p text:style-name="Preformatted_20_Text"/>
      <text:p text:style-name="Preformatted_20_Text"><text:tab/><text:tab/><text:tab/>3.ブラウザからサーバーのIPアドレス/index.pyにアクセス $</text:p>
      <text:p text:style-name="Preformatted_20_Text"><text:s text:c="16"/>　 <text:s text:c="5"/>　表示されるか確認</text:p>
      <text:p text:style-name="Preformatted_20_Text"/>
      <text:p text:style-name="Preformatted_20_Text"><text:tab/><text:tab/><text:tab/> </text:p>
      <text:p text:style-name="Preformatted_20_Text">4.MariaDBインストール</text:p>
      <text:p text:style-name="Preformatted_20_Text"/>
      <text:p text:style-name="Preformatted_20_Text"><text:tab/>1.$ sudo apt -y install mariadb-server</text:p>
      <text:p text:style-name="Preformatted_20_Text"/>
      <text:p text:style-name="Preformatted_20_Text"><text:tab/>2.$ sudo nano /etc/mysql/mariadb.conf.d/50-server.cnf</text:p>
      <text:p text:style-name="Preformatted_20_Text"/>
      <text:p text:style-name="Preformatted_20_Text"><text:tab/><text:tab/>ファイルの104,105行目</text:p>
      <text:p text:style-name="Preformatted_20_Text"/>
      <text:p text:style-name="Preformatted_20_Text"><text:tab/><text:tab/><text:tab/>character-set-server = utf8</text:p>
      <text:p text:style-name="Preformatted_20_Text"><text:tab/><text:tab/><text:tab/>#collation-server = utf8mb4_general ci</text:p>
      <text:p text:style-name="Preformatted_20_Text"/>
      <text:p text:style-name="Preformatted_20_Text"><text:tab/><text:tab/>書き換え</text:p>
      <text:p text:style-name="Preformatted_20_Text"/>
      <text:p text:style-name="Preformatted_20_Text"><text:tab/>3.$ sudo systemctl restart mariadb</text:p>
      <text:p text:style-name="Preformatted_20_Text"/>
      <text:p text:style-name="Preformatted_20_Text"><text:tab/>4.初期設定</text:p>
      <text:p text:style-name="Preformatted_20_Text"/>
      <text:p text:style-name="Preformatted_20_Text"><text:tab/><text:tab/>$ sudo mysql_secure_installation</text:p>
      <text:p text:style-name="Preformatted_20_Text"/>
      <text:p text:style-name="Preformatted_20_Text"><text:tab/><text:tab/>Enter ⇒ y ⇒ rootパスワードの設定 ⇒ y 4回</text:p>
      <text:p text:style-name="Preformatted_20_Text"/>
      <text:p text:style-name="Preformatted_20_Text"><text:tab/>5.rootユーザーで接続できるか確認</text:p>
      <text:p text:style-name="Preformatted_20_Text"/>
      <text:p text:style-name="Preformatted_20_Text"><text:tab/><text:tab/>$ sudo mysql -u root -p</text:p>
      <text:p text:style-name="Preformatted_20_Text"><text:tab/><text:tab/> (抜けるのはexit)</text:p>
      <text:p text:style-name="Preformatted_20_Text"/>
      <text:p text:style-name="Preformatted_20_Text">5.PhpMyadminをインストール</text:p>
      <text:p text:style-name="Preformatted_20_Text"/>
      <text:p text:style-name="Preformatted_20_Text"><text:tab/>1.$ sudo apt -y install phpmyadmin php-mbstring php-gettext</text:p>
      <text:p text:style-name="Preformatted_20_Text"/>
      <text:p text:style-name="Preformatted_20_Text"><text:tab/><text:tab/>[apach2]にチェック（スペースキー）をいれて&lt;OK&gt;</text:p>
      <text:p text:style-name="Preformatted_20_Text"/>
      <text:p text:style-name="Preformatted_20_Text"><text:tab/><text:tab/>[いいえ]を選択</text:p>
      <text:p text:style-name="Preformatted_20_Text"/>
      <text:p text:style-name="Preformatted_20_Text"><text:tab/>2.phpMyadminにrootログインできるように設定変更</text:p>
      <text:p text:style-name="Preformatted_20_Text"/>
      <text:p text:style-name="Preformatted_20_Text"><text:tab/><text:tab/>1.$sudo mysql -u root -p mysql</text:p>
      <text:p text:style-name="Preformatted_20_Text"/>
      <text:p text:style-name="Preformatted_20_Text"><text:tab/><text:tab/><text:tab/>[mysql]&gt;update user set plugin='' where user='root';</text:p>
      <text:p text:style-name="Preformatted_20_Text"><text:tab/><text:tab/><text:tab/>[mysql]&gt;flush privileges;</text:p>
      <text:p text:style-name="Preformatted_20_Text"><text:tab/><text:tab/><text:tab/>[mysql]&gt;exit</text:p>
      <text:p text:style-name="Preformatted_20_Text"/>
      <text:p text:style-name="Preformatted_20_Text"><text:tab/><text:tab/>2.$ sudo nano /etc/phpmyadmin/apache.conf</text:p>
      <text:p text:style-name="Preformatted_20_Text"/>
      <text:p text:style-name="Preformatted_20_Text"><text:tab/><text:tab/><text:tab/>ファイルの8行目に</text:p>
      <text:p text:style-name="Preformatted_20_Text"/>
      <text:p text:style-name="Preformatted_20_Text"><text:tab/><text:tab/><text:tab/><text:tab/>Require ip 127.0.0.1 10.0.0.24 192.168.10.0/24</text:p>
      <text:p text:style-name="Preformatted_20_Text"><text:soft-page-break/></text:p>
      <text:p text:style-name="Preformatted_20_Text"><text:tab/><text:tab/><text:tab/>を書き込む</text:p>
      <text:p text:style-name="Preformatted_20_Text"/>
      <text:p text:style-name="Preformatted_20_Text"><text:tab/><text:tab/>5.ブラウザで、IPアドレス/phpmyadmin/ にログインできるか確認</text:p>
      <text:p text:style-name="Preformatted_20_Text"/>
      <text:p text:style-name="Preformatted_20_Text"/>
      <text:p text:style-name="Preformatted_20_Text">6.Postfixのインストール(Gmailをリレーする)</text:p>
      <text:p text:style-name="Preformatted_20_Text"/>
      <text:p text:style-name="Preformatted_20_Text"><text:tab/>1.$ sudo apt install postfix bsd-mailx libsasl2-modules</text:p>
      <text:p text:style-name="Preformatted_20_Text"/>
      <text:p text:style-name="Preformatted_20_Text"><text:tab/><text:tab/>いくつかの選択をする</text:p>
      <text:p text:style-name="Preformatted_20_Text"/>
      <text:p text:style-name="Preformatted_20_Text"><text:tab/><text:tab/><text:tab/>1.&lt;了解&gt;</text:p>
      <text:p text:style-name="Preformatted_20_Text"/>
      <text:p text:style-name="Preformatted_20_Text"><text:tab/><text:tab/><text:tab/>2.スマートホスト付きインターネット　を選択し、&lt;了解&gt;</text:p>
      <text:p text:style-name="Preformatted_20_Text"/>
      <text:p text:style-name="Preformatted_20_Text"><text:tab/><text:tab/><text:tab/>3.システムメール名はそのままEnter</text:p>
      <text:p text:style-name="Preformatted_20_Text"/>
      <text:p text:style-name="Preformatted_20_Text"><text:tab/><text:tab/><text:tab/>4.SMTP リレーホスト</text:p>
      <text:p text:style-name="Preformatted_20_Text"/>
      <text:p text:style-name="Preformatted_20_Text"><text:tab/><text:tab/><text:tab/><text:tab/>[smtp.gmail.com]:587</text:p>
      <text:p text:style-name="Preformatted_20_Text"/>
      <text:p text:style-name="Preformatted_20_Text"><text:tab/><text:tab/><text:tab/> を設定し、&lt;了解&gt;</text:p>
      <text:p text:style-name="Preformatted_20_Text"/>
      <text:p text:style-name="Preformatted_20_Text"><text:tab/><text:tab/><text:tab/></text:p>
      <text:p text:style-name="Preformatted_20_Text"><text:tab/><text:tab/><text:tab/>※　失敗しpostfixを再設定したい場合は、</text:p>
      <text:p text:style-name="Preformatted_20_Text"/>
      <text:p text:style-name="Preformatted_20_Text"><text:tab/><text:tab/><text:tab/><text:tab/>$ sudo dpkg-reconfigure postfix</text:p>
      <text:p text:style-name="Preformatted_20_Text"/>
      <text:p text:style-name="Preformatted_20_Text"/>
      <text:p text:style-name="Preformatted_20_Text"><text:tab/>2.Gmailにリレーするための設定</text:p>
      <text:p text:style-name="Preformatted_20_Text"/>
      <text:p text:style-name="Preformatted_20_Text"><text:tab/><text:tab/>1.$ sudo nano /etc/postfix/sasl_passwd を作成し、</text:p>
      <text:p text:style-name="Preformatted_20_Text"/>
      <text:p text:style-name="Preformatted_20_Text"><text:tab/><text:tab/><text:tab/>[smtp.gmail.com]:587 &lt;username&gt;@gmail.com:&lt;password&gt;</text:p>
      <text:p text:style-name="Preformatted_20_Text"/>
      <text:p text:style-name="Preformatted_20_Text"><text:tab/><text:tab/> を記入し保存</text:p>
      <text:p text:style-name="Preformatted_20_Text"/>
      <text:p text:style-name="Preformatted_20_Text"/>
      <text:p text:style-name="Preformatted_20_Text"><text:tab/><text:tab/>2.$ sudo chmod 600 /etc/postfix/sasl_passwd</text:p>
      <text:p text:style-name="Preformatted_20_Text"/>
      <text:p text:style-name="Preformatted_20_Text"/>
      <text:p text:style-name="Preformatted_20_Text"><text:tab/><text:tab/>3.$ sudo postmap /etc/postfix/sasl_passwd</text:p>
      <text:p text:style-name="Preformatted_20_Text"/>
      <text:p text:style-name="Preformatted_20_Text"/>
      <text:p text:style-name="Preformatted_20_Text"><text:tab/><text:tab/>4.$ sudo nano /etc/postfix/main.cf の末尾に、</text:p>
      <text:p text:style-name="Preformatted_20_Text"/>
      <text:p text:style-name="Preformatted_20_Text"><text:tab/><text:tab/><text:tab/>smtp_use_tls = yes</text:p>
      <text:p text:style-name="Preformatted_20_Text"><text:tab/><text:tab/><text:tab/>smtp_sasl_auth_enable = yes</text:p>
      <text:p text:style-name="Preformatted_20_Text"><text:tab/><text:tab/><text:tab/>smtp_sasl_password_maps = hash:/etc/postfix/sasl_passwd</text:p>
      <text:p text:style-name="Preformatted_20_Text"><text:tab/><text:tab/><text:tab/>smtp_sasl_tls_security_options = noanonymous</text:p>
      <text:p text:style-name="Preformatted_20_Text"/>
      <text:p text:style-name="Preformatted_20_Text"><text:tab/><text:tab/> を追記し、保存</text:p>
      <text:p text:style-name="Preformatted_20_Text"><text:soft-page-break/></text:p>
      <text:p text:style-name="Preformatted_20_Text"><text:tab/>3.Gmailのセキュリティ設定変更</text:p>
      <text:p text:style-name="Preformatted_20_Text"/>
      <text:p text:style-name="Preformatted_20_Text"><text:tab/><text:tab/>1.ブラウザでGmailアカウントログイン後</text:p>
      <text:p text:style-name="Preformatted_20_Text"/>
      <text:p text:style-name="Preformatted_20_Text"><text:tab/><text:tab/>　https://myaccount.google.com/security</text:p>
      <text:p text:style-name="Preformatted_20_Text"/>
      <text:p text:style-name="Preformatted_20_Text"><text:tab/><text:tab/>　にアクセスして</text:p>
      <text:p text:style-name="Preformatted_20_Text"/>
      <text:p text:style-name="Preformatted_20_Text"><text:tab/><text:tab/> <text:s/>安全性の低いアプリの許可</text:p>
      <text:p text:style-name="Preformatted_20_Text"/>
      <text:p text:style-name="Preformatted_20_Text"><text:tab/><text:tab/> <text:s/>を有効にする</text:p>
      <text:p text:style-name="Preformatted_20_Text"><text:tab/><text:tab/></text:p>
      <text:p text:style-name="Preformatted_20_Text"><text:tab/>4.設定の反映とテスト</text:p>
      <text:p text:style-name="Preformatted_20_Text"/>
      <text:p text:style-name="Preformatted_20_Text"><text:tab/><text:tab/>1.$ sudo systemctl restart postfix.service</text:p>
      <text:p text:style-name="Preformatted_20_Text"/>
      <text:p text:style-name="Preformatted_20_Text"><text:tab/><text:tab/>2.$ echo "Test message" | mail メールアドレ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JP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13T11:10:49.934969075</dc:date>
    <meta:editing-duration>PT18M49S</meta:editing-duration>
    <meta:editing-cycles>5</meta:editing-cycles>
    <meta:print-date>2020-04-13T10:59:49.411173247</meta:print-date>
    <meta:document-statistic meta:table-count="0" meta:image-count="0" meta:object-count="0" meta:page-count="5" meta:paragraph-count="127" meta:word-count="928" meta:character-count="3413" meta:non-whitespace-character-count="2839"/>
  </office:meta>
</office:document-meta>
</file>